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6.862cm" fo:min-width="4.199cm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0.389cm"/>
    </style:style>
    <style:style style:name="gr4" style:family="graphic" style:parent-style-name="standard">
      <style:graphic-properties draw:textarea-horizontal-align="justify" draw:textarea-vertical-align="middle" draw:auto-grow-height="false" fo:min-height="4.068cm" fo:min-width="3.818cm"/>
    </style:style>
    <style:style style:name="gr5" style:family="graphic" style:parent-style-name="objectwithoutfill">
      <style:graphic-properties draw:marker-start="" draw:marker-end="Circle" draw:fill="none" draw:textarea-vertical-align="middle"/>
    </style:style>
    <style:style style:name="gr6" style:family="graphic" style:parent-style-name="objectwithoutfill">
      <style:graphic-properties draw:marker-end="Circle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3.4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  <style:text-properties fo:font-size="15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716cm" svg:y1="14.081cm" svg:x2="14.716cm" svg:y2="14.716cm">
          <text:p/>
        </draw:line>
        <draw:line draw:style-name="gr1" draw:text-style-name="P1" draw:layer="layout" svg:x1="16.24cm" svg:y1="13.7cm" svg:x2="16.24cm" svg:y2="14.589cm">
          <text:p/>
        </draw:line>
        <draw:line draw:style-name="gr1" draw:text-style-name="P1" draw:layer="layout" svg:x1="4.175cm" svg:y1="6.334cm" svg:x2="6.715cm" svg:y2="6.334cm">
          <text:p/>
        </draw:line>
        <draw:line draw:style-name="gr1" draw:text-style-name="P1" draw:layer="layout" svg:x1="4.683cm" svg:y1="7.477cm" svg:x2="6.842cm" svg:y2="7.477cm">
          <text:p/>
        </draw:line>
        <draw:line draw:style-name="gr1" draw:text-style-name="P1" draw:layer="layout" svg:x1="9.255cm" svg:y1="17.764cm" svg:x2="7.604cm" svg:y2="17.764cm">
          <text:p/>
        </draw:line>
        <draw:line draw:style-name="gr1" draw:text-style-name="P1" draw:layer="layout" svg:x1="8.493cm" svg:y1="16.494cm" svg:x2="7.604cm" svg:y2="16.494cm">
          <text:p/>
        </draw:line>
        <draw:line draw:style-name="gr1" draw:text-style-name="P1" draw:layer="layout" svg:x1="3.794cm" svg:y1="8.747cm" svg:x2="3.794cm" svg:y2="14.843cm">
          <text:p/>
        </draw:line>
        <draw:line draw:style-name="gr1" draw:text-style-name="P1" draw:layer="layout" svg:x1="3.794cm" svg:y1="8.747cm" svg:x2="6.588cm" svg:y2="8.747cm">
          <text:p/>
        </draw:line>
        <draw:line draw:style-name="gr1" draw:text-style-name="P1" draw:layer="layout" svg:x1="5.43cm" svg:y1="10.017cm" svg:x2="6.842cm" svg:y2="10.017cm">
          <text:p/>
        </draw:line>
        <draw:line draw:style-name="gr1" draw:text-style-name="P1" draw:layer="layout" svg:x1="14.462cm" svg:y1="6.207cm" svg:x2="12.684cm" svg:y2="6.207cm">
          <text:p/>
        </draw:line>
        <draw:line draw:style-name="gr1" draw:text-style-name="P1" draw:layer="layout" svg:x1="16.24cm" svg:y1="7.604cm" svg:x2="12.684cm" svg:y2="7.604cm">
          <text:p/>
        </draw:line>
        <draw:line draw:style-name="gr1" draw:text-style-name="P1" draw:layer="layout" svg:x1="5.445cm" svg:y1="10.017cm" svg:x2="5.445cm" svg:y2="14.716cm">
          <text:p/>
        </draw:line>
        <draw:custom-shape draw:style-name="gr2" draw:text-style-name="P2" draw:layer="layout" svg:width="4.699cm" svg:height="7.112cm" svg:x="7.35cm" svg:y="4.683cm">
          <text:p text:style-name="P2">NodeMCU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0.635cm" svg:x="6.461cm" svg:y="5.953cm">
          <text:p text:style-name="P3">3V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0.635cm" svg:x="6.461cm" svg:y="7.223cm">
          <text:p text:style-name="P3">D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0.635cm" svg:x="6.461cm" svg:y="8.493cm">
          <text:p text:style-name="P3">D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889cm" svg:height="0.635cm" svg:x="6.461cm" svg:y="9.763cm">
          <text:p text:style-name="P3">D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0.635cm" svg:x="12.049cm" svg:y="5.953cm">
          <text:p text:style-name="P3">VI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0.635cm" svg:x="12.049cm" svg:y="7.223cm">
          <text:p text:style-name="P3">GN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318cm" svg:height="4.318cm" svg:x="2.524cm" svg:y="15.224cm">
          <text:p text:style-name="P4">TSL256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318cm" svg:height="4.318cm" svg:x="13.319cm" svg:y="15.097cm">
          <text:p text:style-name="P4">Buzzer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462cm" svg:y1="3.794cm" svg:x2="14.462cm" svg:y2="6.207cm">
          <text:p/>
        </draw:line>
        <draw:line draw:style-name="gr1" draw:text-style-name="P1" draw:layer="layout" svg:x1="16.24cm" svg:y1="3.794cm" svg:x2="16.24cm" svg:y2="7.604cm">
          <text:p/>
        </draw:line>
        <draw:custom-shape draw:style-name="gr3" draw:text-style-name="P3" draw:layer="layout" svg:width="0.889cm" svg:height="0.635cm" svg:x="6.842cm" svg:y="16.24cm">
          <text:p text:style-name="P3">VI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0.635cm" svg:x="6.842cm" svg:y="17.51cm">
          <text:p text:style-name="P3">GN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0.635cm" svg:x="3.413cm" svg:y="14.589cm">
          <text:p text:style-name="P3">SD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0.635cm" svg:x="5.064cm" svg:y="14.589cm">
          <text:p text:style-name="P3">SCL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462cm" svg:y1="12.557cm" svg:x2="14.462cm" svg:y2="6.08cm">
          <text:p/>
        </draw:line>
        <draw:line draw:style-name="gr1" draw:text-style-name="P1" draw:layer="layout" svg:x1="8.493cm" svg:y1="12.557cm" svg:x2="14.462cm" svg:y2="12.557cm">
          <text:p/>
        </draw:line>
        <draw:line draw:style-name="gr1" draw:text-style-name="P1" draw:layer="layout" svg:x1="8.493cm" svg:y1="16.494cm" svg:x2="8.493cm" svg:y2="12.557cm">
          <text:p/>
        </draw:line>
        <draw:line draw:style-name="gr6" draw:text-style-name="P1" draw:layer="layout" svg:x1="16.24cm" svg:y1="13.065cm" svg:x2="16.24cm" svg:y2="7.477cm">
          <text:p/>
        </draw:line>
        <draw:line draw:style-name="gr1" draw:text-style-name="P1" draw:layer="layout" svg:x1="9.255cm" svg:y1="13.065cm" svg:x2="9.255cm" svg:y2="17.764cm">
          <text:p/>
        </draw:line>
        <draw:line draw:style-name="gr1" draw:text-style-name="P1" draw:layer="layout" svg:x1="9.255cm" svg:y1="13.065cm" svg:x2="16.24cm" svg:y2="13.065cm">
          <text:p/>
        </draw:line>
        <draw:custom-shape draw:style-name="gr3" draw:text-style-name="P3" draw:layer="layout" svg:width="0.889cm" svg:height="0.635cm" svg:x="14.208cm" svg:y="14.462cm">
          <text:p text:style-name="P3">VI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0.635cm" svg:x="15.859cm" svg:y="14.462cm">
          <text:p text:style-name="P3">GND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175cm" svg:y1="14.081cm" svg:x2="4.175cm" svg:y2="6.334cm">
          <text:p/>
        </draw:line>
        <draw:line draw:style-name="gr1" draw:text-style-name="P1" draw:layer="layout" svg:x1="4.683cm" svg:y1="13.7cm" svg:x2="4.683cm" svg:y2="7.477cm">
          <text:p/>
        </draw:line>
        <draw:line draw:style-name="gr1" draw:text-style-name="P1" draw:layer="layout" svg:x1="16.24cm" svg:y1="13.7cm" svg:x2="4.683cm" svg:y2="13.7cm">
          <text:p/>
        </draw:line>
        <draw:line draw:style-name="gr1" draw:text-style-name="P1" draw:layer="layout" svg:x1="14.716cm" svg:y1="14.081cm" svg:x2="4.175cm" svg:y2="14.081cm">
          <text:p/>
        </draw:line>
        <draw:custom-shape draw:style-name="gr7" draw:text-style-name="P5" draw:layer="layout" svg:width="3.937cm" svg:height="2.286cm" svg:x="13.319cm" svg:y="1.508cm">
          <text:p text:style-name="P5">3x AA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0.635cm" svg:x="14.081cm" svg:y="3.794cm">
          <text:p text:style-name="P3">+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0.635cm" svg:x="15.732cm" svg:y="3.794cm">
          <text:p text:style-name="P3">-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4T12:52:43.513971598</meta:creation-date>
    <dc:date>2016-05-14T18:51:27.567034442</dc:date>
    <meta:editing-duration>PT5H28M9S</meta:editing-duration>
    <meta:editing-cycles>2</meta:editing-cycles>
    <meta:generator>LibreOffice/5.0.3.2$Linux_X86_64 LibreOffice_project/00m0$Build-2</meta:generator>
    <meta:document-statistic meta:object-count="42"/>
  </office:meta>
</office:document-meta>
</file>